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9">
      <style:graphic-properties draw:fill="none" draw:stroke="dash" draw:stroke-dash="a348" svg:stroke-width="0.00694in" svg:stroke-color="#4472c4" svg:stroke-opacity="100%" draw:stroke-linejoin="miter" svg:stroke-linecap="butt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g draw:name="Gruppieren 34" draw:id="id63">
          <svg:title/>
          <svg:desc/>
          <draw:custom-shape svg:x="3.50458in" svg:y="1.6055in" svg:width="3.36697in" svg:height="1.14679in" draw:id="id64" draw:style-name="a338" draw:name="Rechteck 3">
            <svg:title/>
            <svg:desc/>
            <text:p text:style-name="a337" text:class-names="" text:cond-style-name=""><text:span text:style-name="a3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87156in" svg:y="1.60551in" svg:width="0.9633in" svg:height="0.11009in" draw:id="id65" draw:style-name="a341" draw:name="Rechteck 4">
            <svg:title/>
            <svg:desc/>
            <text:p text:style-name="a340" text:class-names="" text:cond-style-name=""><text:span text:style-name="a3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87156in" svg:y="2.6422in" svg:width="0.9633in" svg:height="0.11009in" draw:id="id66" draw:style-name="a344" draw:name="Rechteck 5">
            <svg:title/>
            <svg:desc/>
            <text:p text:style-name="a343" text:class-names="" text:cond-style-name=""><text:span text:style-name="a3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3486in" svg:y="1.60551in" svg:width="0.09174in" svg:height="1.14679in" draw:id="id67" draw:style-name="a347" draw:name="Rechteck 6">
            <svg:title/>
            <svg:desc/>
            <text:p text:style-name="a346" text:class-names="" text:cond-style-name=""><text:span text:style-name="a3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11009in" svg:y1="2.17431in" svg:x2="8.23853in" svg:y2="2.17431in" draw:id="id68" draw:style-name="a349" draw:name="Gerader Verbinder 8">
            <svg:title/>
            <svg:desc/>
          </draw:connector>
          <draw:custom-shape svg:x="6.17278in" svg:y="1.59534in" svg:width="0.09174in" svg:height="1.14679in" draw:id="id69" draw:style-name="a352" draw:name="Rechteck 10">
            <svg:title/>
            <svg:desc/>
            <text:p text:style-name="a351" text:class-names="" text:cond-style-name=""><text:span text:style-name="a3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7278in" svg:y="1.48525in" svg:width="1.24924in" svg:height="0.12024in" draw:id="id70" draw:style-name="a355" draw:name="Rechteck 11">
            <svg:title/>
            <svg:desc/>
            <text:p text:style-name="a354" text:class-names="" text:cond-style-name=""><text:span text:style-name="a3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7278in" svg:y="2.75008in" svg:width="1.24924in" svg:height="0.1123in" draw:id="id71" draw:style-name="a358" draw:name="Rechteck 12">
            <svg:title/>
            <svg:desc/>
            <text:p text:style-name="a357" text:class-names="" text:cond-style-name=""><text:span text:style-name="a3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75052in" svg:y="3.37504in" svg:width="3.12666in" svg:height="0.26587in" draw:id="id72" draw:style-name="a361" draw:name="Rechteck 13">
            <svg:title/>
            <svg:desc/>
            <text:p text:style-name="a360" text:class-names="" text:cond-style-name=""><text:span text:style-name="a3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75052in" svg:y="3.68715in" svg:width="3.12666in" svg:height="0.26587in" draw:id="id73" draw:style-name="a364" draw:name="Rechteck 14">
            <svg:title/>
            <svg:desc/>
            <text:p text:style-name="a363" text:class-names="" text:cond-style-name=""><text:span text:style-name="a3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50458in" svg:y="3.35604in" svg:width="0.57601in" svg:height="0.59698in" draw:id="id74" draw:style-name="a367" draw:name="Ellipse 15">
            <svg:title/>
            <svg:desc/>
            <text:p text:style-name="a366" text:class-names="" text:cond-style-name=""><text:span text:style-name="a36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77981in" svg:y="1.59534in" svg:width="0.09174in" svg:height="1.14679in" draw:id="id75" draw:style-name="a370" draw:name="Rechteck 20">
            <svg:title/>
            <svg:desc/>
            <text:p text:style-name="a369" text:class-names="" text:cond-style-name=""><text:span text:style-name="a3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87718in" svg:y="3.7633in" svg:width="1.05505in" svg:height="0.11009in" draw:id="id76" draw:style-name="a373" draw:name="Rechteck 21">
            <svg:title/>
            <svg:desc/>
            <text:p text:style-name="a372" text:class-names="" text:cond-style-name=""><text:span text:style-name="a3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4424in" svg:y="3.68715in" svg:width="0.26587in" svg:height="0.26587in" draw:id="id77" draw:style-name="a376" draw:name="Ellipse 23">
            <svg:title/>
            <svg:desc/>
            <text:p text:style-name="a375" text:class-names="" text:cond-style-name=""><text:span text:style-name="a37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78543in" svg:y="3.20084in" svg:width="0.09174in" svg:height="0.16403in" draw:id="id78" draw:style-name="a379" draw:name="Rechteck 27">
            <svg:title/>
            <svg:desc/>
            <text:p text:style-name="a378" text:class-names="" text:cond-style-name=""><text:span text:style-name="a3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4048in" svg:y="3.8872in" svg:width="0.09174in" svg:height="0.13771in" draw:id="id79" draw:style-name="a382" draw:name="Rechteck 28">
            <svg:title/>
            <svg:desc/>
            <text:p text:style-name="a381" text:class-names="" text:cond-style-name=""><text:span text:style-name="a3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12731in" svg:height="1.21392in" draw:id="id80" draw:style-name="a385" draw:transform="translate(-0.06365in -0.60696in) rotate(-5.15183) translate(6.79663in 3.55755in)" draw:name="Rechteck 29">
            <svg:title/>
            <svg:desc/>
            <text:p text:style-name="a384" text:class-names="" text:cond-style-name=""><text:span text:style-name="a3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8687in" svg:y="3.23194in" svg:width="0.13771in" svg:height="0.13771in" draw:id="id81" draw:style-name="a388" draw:name="Ellipse 31">
            <svg:title/>
            <svg:desc/>
            <text:p text:style-name="a387" text:class-names="" text:cond-style-name=""><text:span text:style-name="a38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2826in" svg:y="3.73568in" svg:width="0.13771in" svg:height="0.13771in" draw:id="id82" draw:style-name="a391" draw:name="Ellipse 32">
            <svg:title/>
            <svg:desc/>
            <text:p text:style-name="a390" text:class-names="" text:cond-style-name=""><text:span text:style-name="a38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75052in" svg:y="4.49301in" svg:width="3.12666in" svg:height="0.26587in" draw:id="id83" draw:style-name="a394" draw:name="Rechteck 13">
            <svg:title/>
            <svg:desc/>
            <text:p text:style-name="a393" text:class-names="" text:cond-style-name=""><text:span text:style-name="a3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75052in" svg:y="4.80512in" svg:width="3.12666in" svg:height="0.26587in" draw:id="id84" draw:style-name="a397" draw:name="Rechteck 14">
            <svg:title/>
            <svg:desc/>
            <text:p text:style-name="a396" text:class-names="" text:cond-style-name=""><text:span text:style-name="a3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50458in" svg:y="4.47401in" svg:width="0.57601in" svg:height="0.59698in" draw:id="id85" draw:style-name="a400" draw:name="Ellipse 15">
            <svg:title/>
            <svg:desc/>
            <text:p text:style-name="a399" text:class-names="" text:cond-style-name=""><text:span text:style-name="a39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1.05505in" svg:height="0.11009in" draw:id="id86" draw:style-name="a403" draw:transform="translate(-0.52752in -0.05504in) rotate(-1.5708) translate(6.8886in 5.47766in)" draw:name="Rechteck 21">
            <svg:title/>
            <svg:desc/>
            <text:p text:style-name="a402" text:class-names="" text:cond-style-name=""><text:span text:style-name="a4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4424in" svg:y="4.80512in" svg:width="0.26587in" svg:height="0.26587in" draw:id="id87" draw:style-name="a406" draw:name="Ellipse 23">
            <svg:title/>
            <svg:desc/>
            <text:p text:style-name="a405" text:class-names="" text:cond-style-name=""><text:span text:style-name="a40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78543in" svg:y="4.31881in" svg:width="0.09174in" svg:height="0.16403in" draw:id="id88" draw:style-name="a409" draw:name="Rechteck 27">
            <svg:title/>
            <svg:desc/>
            <text:p text:style-name="a408" text:class-names="" text:cond-style-name=""><text:span text:style-name="a4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09174in" svg:height="0.13771in" draw:id="id89" draw:style-name="a412" draw:transform="translate(-0.04587in -0.06885in) rotate(-4.71239) translate(6.75574in 5.95121in)" draw:name="Rechteck 28">
            <svg:title/>
            <svg:desc/>
            <text:p text:style-name="a411" text:class-names="" text:cond-style-name=""><text:span text:style-name="a4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pieren 33" draw:id="id90">
            <svg:title/>
            <svg:desc/>
            <draw:custom-shape svg:width="0.12731in" svg:height="1.21392in" draw:id="id91" draw:style-name="a415" draw:transform="translate(-0.06365in -0.60696in) rotate(-6.1259) translate(6.79466in 5.00673in)" draw:name="Rechteck 29">
              <svg:title/>
              <svg:desc/>
              <text:p text:style-name="a414" text:class-names="" text:cond-style-name=""><text:span text:style-name="a41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13771in" svg:height="0.13771in" draw:id="id92" draw:style-name="a418" draw:transform="translate(-0.06885in -0.06885in) rotate(-0.97185) translate(6.70178in 4.41522in)" draw:name="Ellipse 31">
              <svg:title/>
              <svg:desc/>
              <text:p text:style-name="a417" text:class-names="" text:cond-style-name=""><text:span text:style-name="a41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width="0.13771in" svg:height="0.13771in" draw:id="id93" draw:style-name="a421" draw:transform="translate(-0.06885in -0.06885in) rotate(-0.97185) translate(6.8872in 5.59774in)" draw:name="Ellipse 32">
              <svg:title/>
              <svg:desc/>
              <text:p text:style-name="a420" text:class-names="" text:cond-style-name=""><text:span text:style-name="a419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48" draw:style="rect" draw:dots1="1" draw:dots1-length="0.02083in" draw:dots2="1" draw:dots2-length="0.00694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.01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2.01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2.01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2.01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2.01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2.01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2.01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2.01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2.01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2.01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2.01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2.01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Dominik</meta:initial-creator>
    <dc:creator>Julian</dc:creator>
    <meta:creation-date>2018-01-09T20:48:11Z</meta:creation-date>
    <dc:date>2018-01-12T13:16:58Z</dc:date>
    <meta:editing-cycles>2</meta:editing-cycles>
    <meta:editing-duration>PT0S</meta:editing-duration>
    <meta:document-statistic meta:paragraph-count="0" meta:word-count="0"/>
  </office:meta>
</office:document-meta>
</file>